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roid Sans Georgian" fo:font-size="16pt" fo:font-weight="bold" officeooo:rsid="00100d16" officeooo:paragraph-rsid="00100d16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Georgia" fo:font-size="11pt" officeooo:rsid="00100d16" officeooo:paragraph-rsid="00100d16" style:font-size-asian="11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style:font-name="Georgia" fo:font-size="10.5pt" officeooo:rsid="00100d16" officeooo:paragraph-rsid="00100d16" style:font-size-asian="10.5pt" style:font-size-complex="10.5pt"/>
    </style:style>
    <style:style style:name="P4" style:family="paragraph" style:parent-style-name="Preformatted_20_Text">
      <style:text-properties style:font-name="Georgia" fo:font-size="12pt" fo:font-weight="normal" officeooo:rsid="00100d16" officeooo:paragraph-rsid="00100d16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stone 7: <text:s/>Draft Requirements Document</text:p>
      <text:p text:style-name="P1">SwearEngineers</text:p>
      <text:p text:style-name="P3"><text:span text:style-name="T1">*** Final Draft must include Detailed Design png files ***</text:span></text:p>
      <text:p text:style-name="P2"/>
      <text:p text:style-name="P2"/>
      <text:p text:style-name="P4">1. <text:s/>Database Initialized</text:p>
      <text:p text:style-name="P2"><text:s text:c="7"/>* A minimum of 5 test users have been created for testing and can log on</text:p>
      <text:p text:style-name="P2"><text:s text:c="11"/>1. Admin</text:p>
      <text:p text:style-name="P2"><text:s text:c="11"/>2. Instructor A</text:p>
      <text:p text:style-name="P2"><text:s text:c="11"/>3. Student Associated only with Instructor A</text:p>
      <text:p text:style-name="P2"><text:s text:c="11"/>4. Instructor B</text:p>
      <text:p text:style-name="P2"><text:s text:c="11"/>5. Student Associated only with Instructor B</text:p>
      <text:p text:style-name="P2"/>
      <text:p text:style-name="P4">2. <text:s/>A login screen to be created has the following features:</text:p>
      <text:p text:style-name="P2"><text:s text:c="7"/>* Password characters that are never visible</text:p>
      <text:p text:style-name="P2"><text:s text:c="7"/>* Python functions should be implemented to scrub any data that will become a querey on <text:tab/>database</text:p>
      <text:p text:style-name="P2"><text:s text:c="7"/>* A maximum amount of login attempts over a time-frame</text:p>
      <text:p text:style-name="P2"><text:s text:c="7"/>* A link to the new users page</text:p>
      <text:p text:style-name="P2"><text:s text:c="7"/>* An email link to the administrator or appropriate tech response</text:p>
      <text:p text:style-name="P2"/>
      <text:p text:style-name="P4">3. <text:s/>The data entered by a given Instructor Account can <text:span text:style-name="T2">only</text:span> be viewed by:</text:p>
      <text:p text:style-name="P2"><text:s text:c="7"/>* Admin</text:p>
      <text:p text:style-name="P2"><text:s text:c="7"/>* Associated Student</text:p>
      <text:p text:style-name="P2"/>
      <text:p text:style-name="P4">4. <text:s/>A Math Interface Exists on the Instructor and Student Accounts for input</text:p>
      <text:p text:style-name="P2"><text:s text:c="7"/>* These buttons and will insert Latex into a visible textbox</text:p>
      <text:p text:style-name="P2"><text:s text:c="7"/>* When the Latex in the data textbox changes, a preview is (re)generated</text:p>
      <text:p text:style-name="P2"><text:s text:c="7"/>* Python functions should be implemented to scrub any data that will be inputted into the <text:tab/>database</text:p>
      <text:p text:style-name="P2"/>
      <text:p text:style-name="P4">5. <text:s/>Instructor accounts have the following access over associated students:</text:p>
      <text:p text:style-name="P2"><text:s text:c="7"/>* Assign Work</text:p>
      <text:p text:style-name="P2"><text:s text:c="7"/>* View Progress</text:p>
      <text:p text:style-name="P2"><text:s text:c="7"/>* Accept associations (when the student joins the class)</text:p>
      <text:p text:style-name="P2"><text:s text:c="7"/>* Grade and leave feedback on student work</text:p>
      <text:p text:style-name="P2"/>
      <text:p text:style-name="P4">6. <text:s/>Student Account screens should have the ability to:</text:p>
      <text:p text:style-name="P2"><text:s text:c="7"/>* View previous, current, and assigned work</text:p>
      <text:p text:style-name="P2"><text:s text:c="7"/>* View grades and instructor feedback from previous assignments</text:p>
      <text:p text:style-name="P2"><text:s text:c="7"/>* Include a link to email the instructor</text:p>
      <text:p text:style-name="P2"/>
      <text:p text:style-name="P4">7. <text:s/>A new user screen should include a drop-down menu to select a class</text:p>
      <text:p text:style-name="P2"><text:s text:c="7"/>* The instructor must accept this request</text:p>
      <text:p text:style-name="P2"><text:s text:c="7"/>* Instructor accounts should be added by the administrator</text:p>
      <text:p text:style-name="P2"/>
      <text:p text:style-name="P4">8. <text:s/>Admin account has the ability to preform the following functions on accounts and data:</text:p>
      <text:p text:style-name="P2"><text:s text:c="7"/>* Create</text:p>
      <text:p text:style-name="P2"><text:s text:c="7"/>* Manipulate (Associate)</text:p>
      <text:p text:style-name="P2"><text:s text:c="7"/>* Remove</text:p>
      <text:p text:style-name="P2"/>
      <text:p text:style-name="P2"/>
      <text:p text:style-name="P2"><text:soft-page-break/></text:p>
      <text:p text:style-name="P4">9. <text:s/>All screens of the application should look appropriate on the following devices:</text:p>
      <text:p text:style-name="P2"><text:s text:c="8"/>* PC's</text:p>
      <text:p text:style-name="P2"><text:s text:c="8"/>* Macs</text:p>
      <text:p text:style-name="P2"><text:s text:c="8"/>* The most popular tablet brands (i-pad, et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Droid Sans Georgian" svg:font-family="'Droid Sans Georg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7:42:47.698407099</dc:date>
    <meta:document-statistic meta:table-count="0" meta:image-count="0" meta:object-count="0" meta:page-count="2" meta:paragraph-count="43" meta:word-count="337" meta:character-count="2175" meta:non-whitespace-character-count="1629"/>
    <meta:generator>LibreOffice/4.2.8.2$Linux_X86_64 LibreOffice_project/420m0$Build-2</meta:generator>
  </office:meta>
</office:document-meta>
</file>